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Preformatted_20_Text" style:list-style-name="L3">
      <style:paragraph-properties style:writing-mode="lr-tb"/>
    </style:style>
    <style:style style:name="P5" style:family="paragraph" style:parent-style-name="Preformatted_20_Text" style:list-style-name="L3">
      <style:paragraph-properties fo:margin-top="0in" fo:margin-bottom="0.1965in" style:contextual-spacing="false" style:writing-mode="lr-tb"/>
    </style:style>
    <style:style style:name="P6" style:family="paragraph" style:parent-style-name="Preformatted_20_Text" style:list-style-name="L3">
      <style:paragraph-properties fo:margin-left="0in" fo:margin-right="0in" fo:text-indent="0in" style:auto-text-indent="false" style:writing-mode="lr-tb"/>
    </style:style>
    <style:style style:name="P7" style:family="paragraph" style:parent-style-name="Preformatted_20_Text" style:list-style-name="L3">
      <style:paragraph-properties fo:margin-left="0in" fo:margin-right="0in" fo:margin-top="0in" fo:margin-bottom="0.1965in" style:contextual-spacing="false" fo:text-indent="0in" style:auto-text-indent="false" style:writing-mode="lr-tb"/>
    </style:style>
    <style:style style:name="P8" style:family="paragraph" style:parent-style-name="Preformatted_20_Text" style:list-style-name="L5">
      <style:paragraph-properties style:writing-mode="lr-tb"/>
    </style:style>
    <style:style style:name="P9" style:family="paragraph" style:parent-style-name="Preformatted_20_Text" style:list-style-name="L5">
      <style:paragraph-properties fo:margin-top="0in" fo:margin-bottom="0.1965in" style:contextual-spacing="false" style:writing-mode="lr-tb"/>
    </style:style>
    <style:style style:name="P10" style:family="paragraph" style:parent-style-name="Preformatted_20_Text" style:list-style-name="L5">
      <style:paragraph-properties fo:margin-left="0in" fo:margin-right="0in" fo:text-indent="0in" style:auto-text-indent="false" style:writing-mode="lr-tb"/>
    </style:style>
    <style:style style:name="P11"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12" style:family="paragraph" style:parent-style-name="Preformatted_20_Text" style:list-style-name="L7"/>
    <style:style style:name="P13" style:family="paragraph" style:parent-style-name="Preformatted_20_Text" style:list-style-name="L7">
      <style:paragraph-properties style:writing-mode="lr-tb"/>
    </style:style>
    <style:style style:name="P14" style:family="paragraph" style:parent-style-name="Preformatted_20_Text" style:list-style-name="L7">
      <style:paragraph-properties fo:margin-top="0in" fo:margin-bottom="0.1965in" style:contextual-spacing="false" style:writing-mode="lr-tb"/>
    </style:style>
    <style:style style:name="P15" style:family="paragraph" style:parent-style-name="Preformatted_20_Text" style:list-style-name="L7">
      <style:paragraph-properties fo:margin-left="0in" fo:margin-right="0in" fo:text-indent="0in" style:auto-text-indent="false" style:writing-mode="lr-tb"/>
    </style:style>
    <style:style style:name="P16" style:family="paragraph" style:parent-style-name="Preformatted_20_Text" style:list-style-name="L7">
      <style:paragraph-properties fo:margin-left="0in" fo:margin-right="0in" fo:margin-top="0in" fo:margin-bottom="0.1965in" style:contextual-spacing="false" fo:text-indent="0in" style:auto-text-indent="false" style:writing-mode="lr-tb"/>
    </style:style>
    <style:style style:name="P17" style:family="paragraph" style:parent-style-name="Preformatted_20_Text">
      <style:paragraph-properties style:writing-mode="lr-tb"/>
      <style:text-properties officeooo:paragraph-rsid="00281b2c"/>
    </style:style>
    <style:style style:name="P18" style:family="paragraph" style:parent-style-name="Standard">
      <style:paragraph-properties fo:margin-top="0in" fo:margin-bottom="0.1965in" style:contextual-spacing="false"/>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3">
      <style:paragraph-properties fo:margin-top="0in" fo:margin-bottom="0in" style:contextual-spacing="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7">
      <style:paragraph-properties fo:margin-top="0in" fo:margin-bottom="0in" style:contextual-spacing="fals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9">
      <style:paragraph-properties fo:margin-top="0in" fo:margin-bottom="0in" style:contextual-spacing="false"/>
    </style:style>
    <style:style style:name="P32" style:family="paragraph" style:parent-style-name="Text_20_body" style:list-style-name="L10"/>
    <style:style style:name="P33" style:family="paragraph" style:parent-style-name="Text_20_body" style:list-style-name="L10">
      <style:paragraph-properties fo:margin-top="0in" fo:margin-bottom="0in" style:contextual-spacing="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DOM (Document Object Model) Parsing:</text:span></text:p>
      <text:p text:style-name="Text_20_body">DOM (Document Object Model) Parsing হলো XML ডেটা পার্সিংয়ের একটি পদ্ধতি যা XML ডকুমেন্টটিকে একটি গাছ (Tree) স্ট্রাকচারে রূপান্তরিত করে। এই পদ্ধতি সম্পূর্ণ XML ডকুমেন্টকে মেমোরিতে লোড করে এবং এরপর ডেটার উপর কাজ করা হয়। DOM পদ্ধতি ছোট থেকে মাঝারি আকারের XML ডকুমেন্টের জন্য ভালো।</text:p>
      <text:h text:style-name="Heading_20_3" text:outline-level="3">DOM Parsing এর মূল বৈশিষ্ট্য</text:h>
      <text:list text:style-name="L1">
        <text:list-item>
          <text:p text:style-name="P19"><text:span text:style-name="Strong_20_Emphasis">পূর্ণ ডকুমেন্ট লোডিং:</text:span> DOM পদ্ধতিতে XML ডকুমেন্ট সম্পূর্ণভাবে মেমোরিতে লোড করা হয়। এর ফলে আপনি XML ডকুমেন্টের যেকোনো অংশে সরাসরি অ্যাক্সেস পেতে পারেন এবং সম্পূর্ণ ডকুমেন্ট নিয়ে কাজ করতে পারেন।</text:p>
        </text:list-item>
        <text:list-item>
          <text:p text:style-name="P19"><text:span text:style-name="Strong_20_Emphasis">ট্রি স্ট্রাকচার:</text:span> XML ডকুমেন্টটি একটি ট্রি স্ট্রাকচারে রূপান্তরিত হয়। ট্রির মূল (Root) এলিমেন্ট থাকে এবং এর অধীনে অন্যান্য এলিমেন্ট এবং টেক্সট নোডস থাকে। প্রতিটি এলিমেন্টের সাথে এর অ্যাট্রিবিউট এবং চাইল্ড এলিমেন্টস থাকে।</text:p>
        </text:list-item>
        <text:list-item>
          <text:p text:style-name="P19"><text:span text:style-name="Strong_20_Emphasis">নেভিগেশন ও মডিফিকেশন:</text:span> DOM API ব্যবহার করে আপনি XML ডকুমেন্টের মধ্যে নেভিগেট করতে পারেন এবং XML ডেটা পরিবর্তন করতে পারেন। নতুন এলিমেন্ট যোগ করা, বিদ্যমান এলিমেন্ট আপডেট করা বা মুছে ফেলা সম্ভব।</text:p>
        </text:list-item>
        <text:list-item>
          <text:p text:style-name="P19"><text:span text:style-name="Strong_20_Emphasis">মেমরি ব্যবহারে গুরুতর:</text:span> কারণ সম্পূর্ণ XML ডকুমেন্ট মেমোরিতে লোড হয়, বড় XML ফাইলের ক্ষেত্রে মেমরি ব্যবহারে সমস্যা হতে পারে।</text:p>
        </text:list-item>
      </text:list>
      <text:h text:style-name="Heading_20_3" text:outline-level="3">DOM Parsing এর উদাহরণ</text:h>
      <text:p text:style-name="Text_20_body">নিচে একটি উদাহরণ দেওয়া হলো যেটি XML ডকুমেন্টের ডেটা পড়তে এবং প্রিন্ট করতে DOM API ব্যবহার করে।</text:p>
      <text:p text:style-name="Text_20_body"><text:span text:style-name="Strong_20_Emphasis">XML ডকুমেন্ট (example.xml):</text:span></text:p>
      <text:p text:style-name="P1"><text:span text:style-name="Source_20_Text">&lt;?xml version="1.0"?&gt;</text:span></text:p>
      <text:p text:style-name="P2"><text:span text:style-name="Source_20_Text">&lt;employees&gt;</text:span></text:p>
      <text:p text:style-name="P2"><text:span text:style-name="Source_20_Text"><text:s text:c="4"/>&lt;employee id="1"&gt;</text:span></text:p>
      <text:p text:style-name="P2"><text:span text:style-name="Source_20_Text"><text:s text:c="8"/>&lt;name&gt;John Doe&lt;/name&gt;</text:span></text:p>
      <text:p text:style-name="P2"><text:span text:style-name="Source_20_Text"><text:s text:c="8"/>&lt;age&gt;30&lt;/age&gt;</text:span></text:p>
      <text:p text:style-name="P2"><text:span text:style-name="Source_20_Text"><text:s text:c="8"/>&lt;position&gt;Developer&lt;/position&gt;</text:span></text:p>
      <text:p text:style-name="P2"><text:span text:style-name="Source_20_Text"><text:s text:c="4"/>&lt;/employee&gt;</text:span></text:p>
      <text:p text:style-name="P2"><text:span text:style-name="Source_20_Text"><text:s text:c="4"/>&lt;employee id="2"&gt;</text:span></text:p>
      <text:p text:style-name="P2"><text:span text:style-name="Source_20_Text"><text:s text:c="8"/>&lt;name&gt;Jane Smith&lt;/name&gt;</text:span></text:p>
      <text:p text:style-name="P2"><text:span text:style-name="Source_20_Text"><text:s text:c="8"/>&lt;age&gt;25&lt;/age&gt;</text:span></text:p>
      <text:p text:style-name="P2"><text:span text:style-name="Source_20_Text"><text:s text:c="8"/>&lt;position&gt;Designer&lt;/position&gt;</text:span></text:p>
      <text:p text:style-name="P2"><text:span text:style-name="Source_20_Text"><text:s text:c="4"/>&lt;/employee&gt;</text:span></text:p>
      <text:p text:style-name="P3"><text:span text:style-name="Source_20_Text">&lt;/employees&gt;</text:span></text:p>
      <text:p text:style-name="Text_20_body"><text:span text:style-name="Strong_20_Emphasis">DOM Parsing কোড:</text:span></text:p>
      <text:p text:style-name="P1"><text:span text:style-name="Source_20_Text">import javax.xml.parsers.DocumentBuilder;</text:span></text:p>
      <text:p text:style-name="P2"><text:span text:style-name="Source_20_Text">import javax.xml.parsers.DocumentBuilderFactory;</text:span></text:p>
      <text:p text:style-name="P2"><text:span text:style-name="Source_20_Text">import org.w3c.dom.Document;</text:span></text:p>
      <text:p text:style-name="P2"><text:span text:style-name="Source_20_Text">import org.w3c.dom.Element;</text:span></text:p>
      <text:p text:style-name="P2"><text:span text:style-name="Source_20_Text">import org.w3c.dom.NodeList;</text:span></text:p>
      <text:p text:style-name="P2"/>
      <text:p text:style-name="P2"><text:span text:style-name="Source_20_Text">public class DOMParserExample {</text:span></text:p>
      <text:p text:style-name="P2"><text:span text:style-name="Source_20_Text"><text:s text:c="4"/>public static void main(String[] args) {</text:span></text:p>
      <text:p text:style-name="P2"><text:span text:style-name="Source_20_Text"><text:s text:c="8"/>try {</text:span></text:p>
      <text:p text:style-name="P2"><text:span text:style-name="Source_20_Text"><text:s text:c="12"/>// DocumentBuilderFactory অবজেক্ট তৈরি করা</text:span></text:p>
      <text:p text:style-name="P2"><text:span text:style-name="Source_20_Text"><text:s text:c="12"/>DocumentBuilderFactory factory = DocumentBuilderFactory.newInstance();</text:span></text:p>
      <text:p text:style-name="P2"><text:span text:style-name="Source_20_Text"><text:s text:c="12"/></text:span></text:p>
      <text:p text:style-name="P2"><text:soft-page-break/><text:span text:style-name="Source_20_Text"><text:s text:c="12"/>// DocumentBuilder অবজেক্ট তৈরি করা</text:span></text:p>
      <text:p text:style-name="P2"><text:span text:style-name="Source_20_Text"><text:s text:c="12"/>DocumentBuilder builder = factory.newDocumentBuilder();</text:span></text:p>
      <text:p text:style-name="P2"><text:span text:style-name="Source_20_Text"><text:s text:c="12"/></text:span></text:p>
      <text:p text:style-name="P2"><text:span text:style-name="Source_20_Text"><text:s text:c="12"/>// XML ফাইল পার্স করা</text:span></text:p>
      <text:p text:style-name="P2"><text:span text:style-name="Source_20_Text"><text:s text:c="12"/>Document doc = builder.parse("example.xml");</text:span></text:p>
      <text:p text:style-name="P2"><text:span text:style-name="Source_20_Text"><text:s text:c="12"/></text:span></text:p>
      <text:p text:style-name="P2"><text:span text:style-name="Source_20_Text"><text:s text:c="12"/>// ডকুমেন্টের রুট এলিমেন্ট পাওয়া</text:span></text:p>
      <text:p text:style-name="P2"><text:span text:style-name="Source_20_Text"><text:s text:c="12"/>Element root = doc.getDocumentElement();</text:span></text:p>
      <text:p text:style-name="P2"><text:span text:style-name="Source_20_Text"><text:s text:c="12"/>System.out.println("Root Element: " + root.getNodeName());</text:span></text:p>
      <text:p text:style-name="P2"><text:span text:style-name="Source_20_Text"><text:s text:c="12"/></text:span></text:p>
      <text:p text:style-name="P2"><text:span text:style-name="Source_20_Text"><text:s text:c="12"/>// 'employee' এলিমেন্টের সমস্ত উদাহরণ সংগ্রহ করা</text:span></text:p>
      <text:p text:style-name="P2"><text:span text:style-name="Source_20_Text"><text:s text:c="12"/>NodeList employees = doc.getElementsByTagName("employee");</text:span></text:p>
      <text:p text:style-name="P2"><text:span text:style-name="Source_20_Text"><text:s text:c="12"/>for (int i = 0; i &lt; employees.getLength(); i++) {</text:span></text:p>
      <text:p text:style-name="P2"><text:span text:style-name="Source_20_Text"><text:s text:c="16"/>Element employee = (Element) employees.item(i);</text:span></text:p>
      <text:p text:style-name="P2"><text:span text:style-name="Source_20_Text"><text:s text:c="16"/></text:span></text:p>
      <text:p text:style-name="P2"><text:span text:style-name="Source_20_Text"><text:s text:c="16"/>// 'employee' এলিমেন্টের অ্যাট্রিবিউট এবং চাইল্ড এলিমেন্ট পড়া</text:span></text:p>
      <text:p text:style-name="P2"><text:span text:style-name="Source_20_Text"><text:s text:c="16"/>String id = employee.getAttribute("id");</text:span></text:p>
      <text:p text:style-name="P2"><text:span text:style-name="Source_20_Text"><text:s text:c="16"/>String name = employee.getElementsByTagName("name").item(0).getTextContent();</text:span></text:p>
      <text:p text:style-name="P2"><text:span text:style-name="Source_20_Text"><text:s text:c="16"/>String age = employee.getElementsByTagName("age").item(0).getTextContent();</text:span></text:p>
      <text:p text:style-name="P2"><text:span text:style-name="Source_20_Text"><text:s text:c="16"/>String position = employee.getElementsByTagName("position").item(0).getTextContent();</text:span></text:p>
      <text:p text:style-name="P2"><text:span text:style-name="Source_20_Text"><text:s text:c="16"/></text:span></text:p>
      <text:p text:style-name="P2"><text:span text:style-name="Source_20_Text"><text:s text:c="16"/>System.out.println("Employee ID: " + id);</text:span></text:p>
      <text:p text:style-name="P2"><text:span text:style-name="Source_20_Text"><text:s text:c="16"/>System.out.println("Name: " + name);</text:span></text:p>
      <text:p text:style-name="P2"><text:span text:style-name="Source_20_Text"><text:s text:c="16"/>System.out.println("Age: " + age);</text:span></text:p>
      <text:p text:style-name="P2"><text:span text:style-name="Source_20_Text"><text:s text:c="16"/>System.out.println("Position: " + position);</text:span></text:p>
      <text:p text:style-name="P2"><text:span text:style-name="Source_20_Text"><text:s text:c="16"/>System.out.println();</text:span></text:p>
      <text:p text:style-name="P2"><text:span text:style-name="Source_20_Text"><text:s text:c="12"/>}</text:span></text:p>
      <text:p text:style-name="P2"><text:span text:style-name="Source_20_Text"><text:s text:c="8"/>} catch (Exception e) {</text:span></text:p>
      <text:p text:style-name="P2"><text:span text:style-name="Source_20_Text"><text:s text:c="12"/>e.printStackTrace();</text:span></text:p>
      <text:p text:style-name="P2"><text:span text:style-name="Source_20_Text"><text:s text:c="8"/>}</text:span></text:p>
      <text:p text:style-name="P2"><text:span text:style-name="Source_20_Text"><text:s text:c="4"/>}</text:span></text:p>
      <text:p text:style-name="P3"><text:span text:style-name="Source_20_Text">}</text:span></text:p>
      <text:h text:style-name="Heading_20_3" text:outline-level="3">কোডের ব্যাখ্যা:</text:h>
      <text:list text:style-name="L3">
        <text:list-item>
          <text:p text:style-name="P20"><text:span text:style-name="Strong_20_Emphasis">Import Statements:</text:span></text:p>
          <text:p text:style-name="P6"><text:span text:style-name="Source_20_Text">import javax.xml.parsers.DocumentBuilder;</text:span></text:p>
          <text:p text:style-name="P4"><text:span text:style-name="Source_20_Text">import javax.xml.parsers.DocumentBuilderFactory;</text:span></text:p>
          <text:p text:style-name="P4"><text:span text:style-name="Source_20_Text">import org.w3c.dom.Document;</text:span></text:p>
          <text:p text:style-name="P4"><text:span text:style-name="Source_20_Text">import org.w3c.dom.Element;</text:span></text:p>
          <text:p text:style-name="P5"><text:span text:style-name="Source_20_Text">import org.w3c.dom.NodeList;</text:span></text:p>
          <text:list>
            <text:list-item>
              <text:p text:style-name="P21">এই লাইনের মধ্যে বিভিন্ন XML পার্সিং এবং DOM API ক্লাসগুলো আমদানি করা হয়েছে। <text:span text:style-name="Source_20_Text">DocumentBuilderFactory</text:span>, <text:span text:style-name="Source_20_Text">DocumentBuilder</text:span>, <text:span text:style-name="Source_20_Text">Document</text:span>, <text:span text:style-name="Source_20_Text">Element</text:span>, এবং <text:span text:style-name="Source_20_Text">NodeList</text:span> হল XML ডকুমেন্ট পার্সিং এর জন্য প্রয়োজনীয় ক্লাস।</text:p>
            </text:list-item>
          </text:list>
        </text:list-item>
        <text:list-item>
          <text:p text:style-name="P20"><text:span text:style-name="Strong_20_Emphasis">DocumentBuilderFactory এবং DocumentBuilder </text:span><text:span text:style-name="Strong_20_Emphasis"><text:span text:style-name="T2">তৈরি:</text:span></text:span></text:p>
          <text:p text:style-name="P6"><text:span text:style-name="Source_20_Text">DocumentBuilderFactory factory = DocumentBuilderFactory.newInstance();</text:span></text:p>
          <text:p text:style-name="P5"><text:span text:style-name="Source_20_Text">DocumentBuilder builder = factory.newDocumentBuilder();</text:span></text:p>
          <text:list>
            <text:list-item>
              <text:p text:style-name="P21"><text:span text:style-name="Source_20_Text">DocumentBuilderFactory</text:span> একটি ফ্যাক্টরি ক্লাস যা <text:span text:style-name="Source_20_Text">DocumentBuilder</text:span> অবজেক্ট তৈরির জন্য ব্যবহৃত হয়। <text:span text:style-name="Source_20_Text">DocumentBuilder</text:span> অবজেক্ট XML ডকুমেন্ট পার্স করার জন্য ব্যবহৃত হয়।</text:p>
            </text:list-item>
          </text:list>
        </text:list-item>
        <text:list-item>
          <text:p text:style-name="P20"><text:span text:style-name="Strong_20_Emphasis">XML </text:span><text:span text:style-name="Strong_20_Emphasis"><text:span text:style-name="T2">ফাইল পার্স করা:</text:span></text:span></text:p>
          <text:p text:style-name="P7"><text:span text:style-name="Source_20_Text">Document doc = builder.parse("example.xml");</text:span></text:p>
          <text:list>
            <text:list-item>
              <text:p text:style-name="P21"><text:span text:style-name="Source_20_Text">builder.parse("example.xml")</text:span> পদ্ধতি XML ফাইলটি পার্স করে এবং <text:span text:style-name="Source_20_Text">Document</text:span> অবজেক্টে রূপান্তরিত করে।</text:p>
            </text:list-item>
          </text:list>
        </text:list-item>
        <text:list-item>
          <text:p text:style-name="P20"><text:soft-page-break/><text:span text:style-name="Strong_20_Emphasis">রুট এলিমেন্ট পাওয়া:</text:span></text:p>
          <text:p text:style-name="P6"><text:span text:style-name="Source_20_Text">Element root = doc.getDocumentElement();</text:span></text:p>
          <text:p text:style-name="P5"><text:span text:style-name="Source_20_Text">System.out.println("Root Element: " + root.getNodeName());</text:span></text:p>
          <text:list>
            <text:list-item>
              <text:p text:style-name="P21"><text:span text:style-name="Source_20_Text">getDocumentElement()</text:span> পদ্ধতি XML ডকুমেন্টের রুট এলিমেন্ট (যেমন <text:span text:style-name="Source_20_Text">&lt;employees&gt;</text:span>) ফেরত দেয়। <text:span text:style-name="Source_20_Text">getNodeName()</text:span> পদ্ধতি রুট এলিমেন্টের নাম প্রিন্ট করে।</text:p>
            </text:list-item>
          </text:list>
        </text:list-item>
        <text:list-item>
          <text:p text:style-name="P20"><text:span text:style-name="Strong_20_Emphasis">'employee' </text:span><text:span text:style-name="Strong_20_Emphasis"><text:span text:style-name="T2">এলিমেন্টের সমস্ত উদাহরণ সংগ্রহ করা:</text:span></text:span></text:p>
          <text:p text:style-name="P6"><text:span text:style-name="Source_20_Text">NodeList employees = doc.getElementsByTagName("employee");</text:span></text:p>
          <text:p text:style-name="P4"><text:span text:style-name="Source_20_Text">for (int i = 0; i &lt; employees.getLength(); i++) {</text:span></text:p>
          <text:p text:style-name="P5"><text:span text:style-name="Source_20_Text"><text:s text:c="4"/>Element employee = (Element) employees.item(i);</text:span></text:p>
          <text:list>
            <text:list-item>
              <text:p text:style-name="P21"><text:span text:style-name="Source_20_Text">getElementsByTagName("employee")</text:span> পদ্ধতি XML ডকুমেন্টের সব <text:span text:style-name="Source_20_Text">employee</text:span> এলিমেন্ট সংগ্রহ করে। <text:span text:style-name="Source_20_Text">NodeList</text:span> ক্লাস একটি লিস্ট ধারণ করে যেখানে প্রতিটি আইটেম একটি XML এলিমেন্ট।</text:p>
            </text:list-item>
          </text:list>
        </text:list-item>
        <text:list-item>
          <text:p text:style-name="P20"><text:span text:style-name="Strong_20_Emphasis">'employee' </text:span><text:span text:style-name="Strong_20_Emphasis"><text:span text:style-name="T2">এলিমেন্টের অ্যাট্রিবিউট এবং চাইল্ড এলিমেন্ট পড়া:</text:span></text:span></text:p>
          <text:p text:style-name="P6"><text:span text:style-name="Source_20_Text">String id = employee.getAttribute("id");</text:span></text:p>
          <text:p text:style-name="P4"><text:span text:style-name="Source_20_Text">String name = employee.getElementsByTagName("name").item(0).getTextContent();</text:span></text:p>
          <text:p text:style-name="P4"><text:span text:style-name="Source_20_Text">String age = employee.getElementsByTagName("age").item(0).getTextContent();</text:span></text:p>
          <text:p text:style-name="P5"><text:span text:style-name="Source_20_Text">String position = employee.getElementsByTagName("position").item(0).getTextContent();</text:span></text:p>
          <text:list>
            <text:list-item>
              <text:p text:style-name="P21"><text:span text:style-name="Source_20_Text">getAttribute("id")</text:span> পদ্ধতি <text:span text:style-name="Source_20_Text">employee</text:span> এলিমেন্টের <text:span text:style-name="Source_20_Text">id</text:span> অ্যাট্রিবিউটের মান ফেরত দেয়।</text:p>
            </text:list-item>
            <text:list-item>
              <text:p text:style-name="P21"><text:span text:style-name="Source_20_Text">getElementsByTagName("name")</text:span> পদ্ধতি <text:span text:style-name="Source_20_Text">name</text:span> এলিমেন্টের মান সংগ্রহ করে, একইভাবে <text:span text:style-name="Source_20_Text">age</text:span> এবং <text:span text:style-name="Source_20_Text">position</text:span> এলিমেন্টের মানও সংগ্রহ করা হয়।</text:p>
            </text:list-item>
          </text:list>
        </text:list-item>
        <text:list-item>
          <text:p text:style-name="P20"><text:span text:style-name="Strong_20_Emphasis"><text:span text:style-name="T2">আউটপুট প্রিন্ট করা:</text:span></text:span></text:p>
          <text:p text:style-name="P6"><text:span text:style-name="Source_20_Text">System.out.println("Employee ID: " + id);</text:span></text:p>
          <text:p text:style-name="P4"><text:span text:style-name="Source_20_Text">System.out.println("Name: " + name);</text:span></text:p>
          <text:p text:style-name="P4"><text:span text:style-name="Source_20_Text">System.out.println("Age: " + age);</text:span></text:p>
          <text:p text:style-name="P4"><text:span text:style-name="Source_20_Text">System.out.println("Position: " + position);</text:span></text:p>
          <text:p text:style-name="P5"><text:span text:style-name="Source_20_Text">System.out.println();</text:span></text:p>
          <text:list>
            <text:list-item>
              <text:p text:style-name="P21">প্রতিটি <text:span text:style-name="Source_20_Text">employee</text:span> এলিমেন্টের <text:span text:style-name="Source_20_Text">id</text:span>, <text:span text:style-name="Source_20_Text">name</text:span>, <text:span text:style-name="Source_20_Text">age</text:span>, এবং <text:span text:style-name="Source_20_Text">position</text:span> প্রিন্ট করা হয়।</text:p>
            </text:list-item>
          </text:list>
        </text:list-item>
        <text:list-item>
          <text:p text:style-name="P20"><text:span text:style-name="Strong_20_Emphasis">Exception Handling:</text:span></text:p>
          <text:p text:style-name="P6"><text:span text:style-name="Source_20_Text">catch (Exception e) {</text:span></text:p>
          <text:p text:style-name="P4"><text:span text:style-name="Source_20_Text"><text:s text:c="4"/>e.printStackTrace();</text:span></text:p>
          <text:p text:style-name="P5"><text:span text:style-name="Source_20_Text">}</text:span></text:p>
          <text:list>
            <text:list-item>
              <text:p text:style-name="P20">যদি কোন সমস্যা হয় (যেমন XML ফাইল পাওয়া না গেলে), তেমন একটি এক্সেপশন ক্যাচ করা হয় এবং এর স্ট্যাক ট্রেস প্রিন্ট করা হয়।</text:p>
            </text:list-item>
          </text:list>
        </text:list-item>
      </text:list>
      <text:h text:style-name="Heading_20_3" text:outline-level="3">সারাংশ:</text:h>
      <text:p text:style-name="Text_20_body">এই কোডটি XML ডকুমেন্ট থেকে <text:span text:style-name="Source_20_Text">employee</text:span> এলিমেন্টের তথ্য পড়ে এবং এটি কনসোলে প্রিন্ট করে। DOM পদ্ধতি ব্যবহারের মাধ্যমে XML ডকুমেন্ট সম্পূর্ণভাবে মেমোরিতে লোড হয়, যার ফলে XML ডেটার বিভিন্ন অংশে সহজেই অ্যাক্সেস পাওয়া যায় এবং এটি পরিবর্তন করা যায়।</text:p>
      <text:p text:style-name="Text_20_body"/>
      <text:p text:style-name="Standard"/>
      <text:p text:style-name="Text_20_body"><text:soft-page-break/><text:span text:style-name="T1">SAX (Simple API for XML)</text:span> পার্সিং হলো একটি ইভেন্ট-বেসড পদ্ধতি যা XML ডকুমেন্ট পার্স করতে ব্যবহৃত হয়। SAX পার্সিং মডেল একটি স্ট্রিমিং পদ্ধতি ব্যবহার করে, যেখানে XML ডকুমেন্টটি একে একে পড়া হয় এবং প্রতি ইভেন্টের জন্য একটি কলব্যাক মেথড চালানো হয়। এটি মেমোরি-এফিশিয়েন্ট এবং বড় XML ডকুমেন্ট পার্স করার জন্য কার্যকর।</text:p>
      <text:h text:style-name="Heading_20_3" text:outline-level="3">SAX Parsing এর মূল বৈশিষ্ট্য</text:h>
      <text:list text:style-name="L4">
        <text:list-item>
          <text:p text:style-name="P22"><text:span text:style-name="Strong_20_Emphasis"><text:span text:style-name="T2">ইভেন্ট-বেসড পার্সিং</text:span></text:span><text:span text:style-name="Strong_20_Emphasis">:</text:span> SAX পার্সিং ইভেন্ট-ভিত্তিক, অর্থাৎ XML ডকুমেন্টের প্রতি অংশ পড়ার সময় বিভিন্ন ইভেন্ট (যেমন এলিমেন্টের শুরু, এলিমেন্টের শেষ, টেক্সট কন্টেন্ট) ঘটে এবং প্রত্যেকটি ইভেন্টের জন্য নির্ধারিত কলব্যাক মেথড চালানো হয়।</text:p>
        </text:list-item>
        <text:list-item>
          <text:p text:style-name="P22"><text:span text:style-name="Strong_20_Emphasis"><text:span text:style-name="T2">মেমোরি-এফিশিয়েন্ট:</text:span></text:span> SAX পুরো XML ডকুমেন্ট মেমোরিতে লোড করে না। বরং এটি স্ট্রিমিং পদ্ধতি ব্যবহার করে, ফলে বড় XML ডকুমেন্ট পার্স করার সময় মেমরি ব্যবহারের সমস্যা কম হয়।</text:p>
        </text:list-item>
        <text:list-item>
          <text:p text:style-name="P22"><text:span text:style-name="Strong_20_Emphasis">ডেটা মডিফিকেশন অক্ষম:</text:span> SAX শু<text:span text:style-name="T2">ধুমাত্র ডেটা পড়তে ব্যবহৃত</text:span> হয় এবং XML ডকুমেন্টের ডেটা পরিবর্তন করা যায় না।</text:p>
        </text:list-item>
      </text:list>
      <text:h text:style-name="Heading_20_3" text:outline-level="3">SAX Parsing উদাহরণ</text:h>
      <text:p text:style-name="Text_20_body">নিচে SAX পার্সিং ব্যবহার করে একটি XML ডকুমেন্ট পার্স করার উদাহরণ দেয়া হয়েছে।</text:p>
      <text:p text:style-name="Text_20_body"><text:span text:style-name="Strong_20_Emphasis">XML ডকুমেন্ট (example.xml):</text:span></text:p>
      <text:p text:style-name="P1"><text:span text:style-name="Source_20_Text">&lt;?xml version="1.0"?&gt;</text:span></text:p>
      <text:p text:style-name="P2"><text:span text:style-name="Source_20_Text">&lt;employees&gt;</text:span></text:p>
      <text:p text:style-name="P2"><text:span text:style-name="Source_20_Text"><text:s text:c="4"/>&lt;employee id="1"&gt;</text:span></text:p>
      <text:p text:style-name="P2"><text:span text:style-name="Source_20_Text"><text:s text:c="8"/>&lt;name&gt;John Doe&lt;/name&gt;</text:span></text:p>
      <text:p text:style-name="P2"><text:span text:style-name="Source_20_Text"><text:s text:c="8"/>&lt;age&gt;30&lt;/age&gt;</text:span></text:p>
      <text:p text:style-name="P2"><text:span text:style-name="Source_20_Text"><text:s text:c="8"/>&lt;position&gt;Developer&lt;/position&gt;</text:span></text:p>
      <text:p text:style-name="P2"><text:span text:style-name="Source_20_Text"><text:s text:c="4"/>&lt;/employee&gt;</text:span></text:p>
      <text:p text:style-name="P2"><text:span text:style-name="Source_20_Text"><text:s text:c="4"/>&lt;employee id="2"&gt;</text:span></text:p>
      <text:p text:style-name="P2"><text:span text:style-name="Source_20_Text"><text:s text:c="8"/>&lt;name&gt;Jane Smith&lt;/name&gt;</text:span></text:p>
      <text:p text:style-name="P2"><text:span text:style-name="Source_20_Text"><text:s text:c="8"/>&lt;age&gt;25&lt;/age&gt;</text:span></text:p>
      <text:p text:style-name="P2"><text:span text:style-name="Source_20_Text"><text:s text:c="8"/>&lt;position&gt;Designer&lt;/position&gt;</text:span></text:p>
      <text:p text:style-name="P2"><text:span text:style-name="Source_20_Text"><text:s text:c="4"/>&lt;/employee&gt;</text:span></text:p>
      <text:p text:style-name="P3"><text:span text:style-name="Source_20_Text">&lt;/employees&gt;</text:span></text:p>
      <text:p text:style-name="Text_20_body"><text:span text:style-name="Strong_20_Emphasis">SAX Parsing কোড:</text:span></text:p>
      <text:p text:style-name="P1"><text:span text:style-name="Source_20_Text">import javax.xml.parsers.SAXParser;</text:span></text:p>
      <text:p text:style-name="P2"><text:span text:style-name="Source_20_Text">import javax.xml.parsers.SAXParserFactory;</text:span></text:p>
      <text:p text:style-name="P2"><text:span text:style-name="Source_20_Text">import org.xml.sax.Attributes;</text:span></text:p>
      <text:p text:style-name="P2"><text:span text:style-name="Source_20_Text">import org.xml.sax.SAXException;</text:span></text:p>
      <text:p text:style-name="P2"><text:span text:style-name="Source_20_Text">import org.xml.sax.helpers.DefaultHandler;</text:span></text:p>
      <text:p text:style-name="P2"/>
      <text:p text:style-name="P2"><text:span text:style-name="Source_20_Text">public class SAXParserExample {</text:span></text:p>
      <text:p text:style-name="P2"><text:span text:style-name="Source_20_Text"><text:s text:c="4"/>public static void main(String[] args) {</text:span></text:p>
      <text:p text:style-name="P2"><text:span text:style-name="Source_20_Text"><text:s text:c="8"/>try {</text:span></text:p>
      <text:p text:style-name="P2"><text:span text:style-name="Source_20_Text"><text:s text:c="12"/>// SAXParserFactory অবজেক্ট তৈরি করা</text:span></text:p>
      <text:p text:style-name="P2"><text:span text:style-name="Source_20_Text"><text:s text:c="12"/>SAXParserFactory factory = SAXParserFactory.newInstance();</text:span></text:p>
      <text:p text:style-name="P2"><text:span text:style-name="Source_20_Text"><text:s text:c="12"/></text:span></text:p>
      <text:p text:style-name="P2"><text:span text:style-name="Source_20_Text"><text:s text:c="12"/>// SAXParser অবজেক্ট তৈরি করা</text:span></text:p>
      <text:p text:style-name="P2"><text:span text:style-name="Source_20_Text"><text:s text:c="12"/>SAXParser saxParser = factory.newSAXParser();</text:span></text:p>
      <text:p text:style-name="P2"><text:span text:style-name="Source_20_Text"><text:s text:c="12"/></text:span></text:p>
      <text:p text:style-name="P2"><text:span text:style-name="Source_20_Text"><text:s text:c="12"/>// DefaultHandler অবজেক্ট তৈরি করা</text:span></text:p>
      <text:p text:style-name="P2"><text:span text:style-name="Source_20_Text"><text:s text:c="12"/>DefaultHandler handler = new DefaultHandler() {</text:span></text:p>
      <text:p text:style-name="P2"><text:span text:style-name="Source_20_Text"><text:s text:c="16"/>// এলিমেন্টের শুরুতে কলব্যাক মেথড</text:span></text:p>
      <text:p text:style-name="P2"><text:span text:style-name="Source_20_Text"><text:s text:c="16"/>@Override</text:span></text:p>
      <text:p text:style-name="P2"><text:span text:style-name="Source_20_Text"><text:s text:c="16"/>public void startElement(String uri, String localName, String qName, Attributes attributes) throws SAXException {</text:span></text:p>
      <text:p text:style-name="P2"><text:span text:style-name="Source_20_Text"><text:s text:c="20"/>if (qName.equalsIgnoreCase("employee")) {</text:span></text:p>
      <text:p text:style-name="P2"><text:soft-page-break/><text:span text:style-name="Source_20_Text"><text:s text:c="24"/>System.out.println("Start Element : employee");</text:span></text:p>
      <text:p text:style-name="P2"><text:span text:style-name="Source_20_Text"><text:s text:c="24"/>System.out.println("Employee ID: " + attributes.getValue("id"));</text:span></text:p>
      <text:p text:style-name="P2"><text:span text:style-name="Source_20_Text"><text:s text:c="20"/>}</text:span></text:p>
      <text:p text:style-name="P2"><text:span text:style-name="Source_20_Text"><text:s text:c="16"/>}</text:span></text:p>
      <text:p text:style-name="P2"/>
      <text:p text:style-name="P2"><text:span text:style-name="Source_20_Text"><text:s text:c="16"/>// এলিমেন্টের মধ্যে টেক্সট কন্টেন্টে কলব্যাক মেথড</text:span></text:p>
      <text:p text:style-name="P2"><text:span text:style-name="Source_20_Text"><text:s text:c="16"/>@Override</text:span></text:p>
      <text:p text:style-name="P2"><text:span text:style-name="Source_20_Text"><text:s text:c="16"/>public void characters(char[] ch, int start, int length) throws SAXException {</text:span></text:p>
      <text:p text:style-name="P2"><text:span text:style-name="Source_20_Text"><text:s text:c="20"/>String content = new String(ch, start, length).trim();</text:span></text:p>
      <text:p text:style-name="P2"><text:span text:style-name="Source_20_Text"><text:s text:c="20"/>if (!content.isEmpty()) {</text:span></text:p>
      <text:p text:style-name="P2"><text:span text:style-name="Source_20_Text"><text:s text:c="24"/>System.out.println("Content: " + content);</text:span></text:p>
      <text:p text:style-name="P2"><text:span text:style-name="Source_20_Text"><text:s text:c="20"/>}</text:span></text:p>
      <text:p text:style-name="P2"><text:span text:style-name="Source_20_Text"><text:s text:c="16"/>}</text:span></text:p>
      <text:p text:style-name="P2"/>
      <text:p text:style-name="P2"><text:span text:style-name="Source_20_Text"><text:s text:c="16"/>// এলিমেন্টের শেষ দিকে কলব্যাক মেথড</text:span></text:p>
      <text:p text:style-name="P2"><text:span text:style-name="Source_20_Text"><text:s text:c="16"/>@Override</text:span></text:p>
      <text:p text:style-name="P2"><text:span text:style-name="Source_20_Text"><text:s text:c="16"/>public void endElement(String uri, String localName, String qName) throws SAXException {</text:span></text:p>
      <text:p text:style-name="P2"><text:span text:style-name="Source_20_Text"><text:s text:c="20"/>if (qName.equalsIgnoreCase("employee")) {</text:span></text:p>
      <text:p text:style-name="P2"><text:span text:style-name="Source_20_Text"><text:s text:c="24"/>System.out.println("End Element : employee");</text:span></text:p>
      <text:p text:style-name="P2"><text:span text:style-name="Source_20_Text"><text:s text:c="20"/>}</text:span></text:p>
      <text:p text:style-name="P2"><text:span text:style-name="Source_20_Text"><text:s text:c="16"/>}</text:span></text:p>
      <text:p text:style-name="P2"><text:span text:style-name="Source_20_Text"><text:s text:c="12"/>};</text:span></text:p>
      <text:p text:style-name="P2"><text:span text:style-name="Source_20_Text"><text:s text:c="12"/></text:span></text:p>
      <text:p text:style-name="P2"><text:span text:style-name="Source_20_Text"><text:s text:c="12"/>// XML ফাইল পার্স করা</text:span></text:p>
      <text:p text:style-name="P2"><text:span text:style-name="Source_20_Text"><text:s text:c="12"/>saxParser.parse("example.xml", handler);</text:span></text:p>
      <text:p text:style-name="P2"><text:span text:style-name="Source_20_Text"><text:s text:c="8"/>} catch (Exception e) {</text:span></text:p>
      <text:p text:style-name="P2"><text:span text:style-name="Source_20_Text"><text:s text:c="12"/>e.printStackTrace();</text:span></text:p>
      <text:p text:style-name="P2"><text:span text:style-name="Source_20_Text"><text:s text:c="8"/>}</text:span></text:p>
      <text:p text:style-name="P2"><text:span text:style-name="Source_20_Text"><text:s text:c="4"/>}</text:span></text:p>
      <text:p text:style-name="P3"><text:span text:style-name="Source_20_Text">}</text:span></text:p>
      <text:h text:style-name="Heading_20_3" text:outline-level="3">কোডের অংশবিশেষ ব্যাখ্যা:</text:h>
      <text:list text:style-name="L5">
        <text:list-item>
          <text:p text:style-name="P23"><text:span text:style-name="Strong_20_Emphasis">Import Statements:</text:span></text:p>
          <text:p text:style-name="P10"><text:span text:style-name="Source_20_Text">import javax.xml.parsers.SAXParser;</text:span></text:p>
          <text:p text:style-name="P8"><text:span text:style-name="Source_20_Text">import javax.xml.parsers.SAXParserFactory;</text:span></text:p>
          <text:p text:style-name="P8"><text:span text:style-name="Source_20_Text">import org.xml.sax.Attributes;</text:span></text:p>
          <text:p text:style-name="P8"><text:span text:style-name="Source_20_Text">import org.xml.sax.SAXException;</text:span></text:p>
          <text:p text:style-name="P9"><text:span text:style-name="Source_20_Text">import org.xml.sax.helpers.DefaultHandler;</text:span></text:p>
          <text:list>
            <text:list-item>
              <text:p text:style-name="P24">SAX পার্সিং এবং ইভেন্ট হ্যান্ডলিংয়ের জন্য প্রয়োজনীয় ক্লাসগুলো আমদানি করা হয়েছে। <text:span text:style-name="Source_20_Text">SAXParser</text:span>, <text:span text:style-name="Source_20_Text">SAXParserFactory</text:span>, <text:span text:style-name="Source_20_Text">Attributes</text:span>, <text:span text:style-name="Source_20_Text">SAXException</text:span>, এবং <text:span text:style-name="Source_20_Text">DefaultHandler</text:span> এর মধ্যে উল্লেখযোগ্য।</text:p>
            </text:list-item>
          </text:list>
        </text:list-item>
        <text:list-item>
          <text:p text:style-name="P23"><text:span text:style-name="Strong_20_Emphasis">SAXParserFactory এবং SAXParser তৈরি:</text:span></text:p>
          <text:p text:style-name="P10"><text:span text:style-name="Source_20_Text">SAXParserFactory factory = SAXParserFactory.newInstance();</text:span></text:p>
          <text:p text:style-name="P9"><text:span text:style-name="Source_20_Text">SAXParser saxParser = factory.newSAXParser();</text:span></text:p>
          <text:list>
            <text:list-item>
              <text:p text:style-name="P24"><text:span text:style-name="Source_20_Text">SAXParserFactory</text:span> একটি ফ্যাক্টরি ক্লাস যা <text:span text:style-name="Source_20_Text">SAXParser</text:span> অবজেক্ট তৈরির জন্য ব্যবহৃত হয়। <text:span text:style-name="Source_20_Text">SAXParser</text:span> অবজেক্ট XML ডকুমেন্ট পার্স করার জন্য ব্যবহৃত হয়।</text:p>
            </text:list-item>
          </text:list>
        </text:list-item>
        <text:list-item>
          <text:p text:style-name="P23"><text:span text:style-name="Strong_20_Emphasis">DefaultHandler তৈরি:</text:span></text:p>
          <text:p text:style-name="P10"><text:span text:style-name="Source_20_Text">DefaultHandler handler = new DefaultHandler() {</text:span></text:p>
          <text:p text:style-name="P8"><text:span text:style-name="Source_20_Text"><text:s text:c="4"/>// ইভেন্ট হ্যান্ডলিং মেথডগুলি এখানে সংজ্ঞায়িত করা হয়</text:span></text:p>
          <text:p text:style-name="P9"><text:span text:style-name="Source_20_Text">};</text:span></text:p>
          <text:list>
            <text:list-item>
              <text:p text:style-name="P24"><text:span text:style-name="Source_20_Text">DefaultHandler</text:span> একটি ক্লাস যা SAX ইভেন্টগুলির জন্য ডিফল্ট হ্যান্ডলার সরবরাহ করে। আমরা এটিকে ইভেন্ট-ভিত্তিক কলব্যাক মেথডগুলো লেখার জন্য ব্যবহার করি।</text:p>
            </text:list-item>
          </text:list>
        </text:list-item>
        <text:list-item>
          <text:p text:style-name="P23"><text:span text:style-name="Strong_20_Emphasis">startElement, characters, endElement মেথড:</text:span></text:p>
          <text:p text:style-name="P10"><text:soft-page-break/><text:span text:style-name="Source_20_Text">@Override</text:span></text:p>
          <text:p text:style-name="P8"><text:span text:style-name="Source_20_Text">public void startElement(String uri, String localName, String qName, Attributes attributes) throws SAXException {</text:span></text:p>
          <text:p text:style-name="P8"><text:span text:style-name="Source_20_Text"><text:s text:c="4"/>// এলিমেন্টের শুরুতে কলব্যাক</text:span></text:p>
          <text:p text:style-name="P8"><text:span text:style-name="Source_20_Text">}</text:span></text:p>
          <text:p text:style-name="P8"/>
          <text:p text:style-name="P8"><text:span text:style-name="Source_20_Text">@Override</text:span></text:p>
          <text:p text:style-name="P8"><text:span text:style-name="Source_20_Text">public void characters(char[] ch, int start, int length) throws SAXException {</text:span></text:p>
          <text:p text:style-name="P8"><text:span text:style-name="Source_20_Text"><text:s text:c="4"/>// টেক্সট কন্টেন্টে কলব্যাক</text:span></text:p>
          <text:p text:style-name="P8"><text:span text:style-name="Source_20_Text">}</text:span></text:p>
          <text:p text:style-name="P8"/>
          <text:p text:style-name="P8"><text:span text:style-name="Source_20_Text">@Override</text:span></text:p>
          <text:p text:style-name="P8"><text:span text:style-name="Source_20_Text">public void endElement(String uri, String localName, String qName) throws SAXException {</text:span></text:p>
          <text:p text:style-name="P8"><text:span text:style-name="Source_20_Text"><text:s text:c="4"/>// এলিমেন্টের শেষে কলব্যাক</text:span></text:p>
          <text:p text:style-name="P9"><text:span text:style-name="Source_20_Text">}</text:span></text:p>
          <text:list>
            <text:list-item>
              <text:p text:style-name="P24"><text:span text:style-name="Source_20_Text">startElement</text:span> মেথড XML এলিমেন্টের শুরুতে কল করা হয়, এখানে এলিমেন্টের নাম এবং অ্যাট্রিবিউটগুলি পড়া হয়।</text:p>
            </text:list-item>
            <text:list-item>
              <text:p text:style-name="P24"><text:span text:style-name="Source_20_Text">characters</text:span> মেথড XML এলিমেন্টের মধ্যে টেক্সট কন্টেন্ট পড়ে।</text:p>
            </text:list-item>
            <text:list-item>
              <text:p text:style-name="P24"><text:span text:style-name="Source_20_Text">endElement</text:span> মেথড XML এলিমেন্টের শেষে কল করা হয়।</text:p>
            </text:list-item>
          </text:list>
        </text:list-item>
        <text:list-item>
          <text:p text:style-name="P23"><text:span text:style-name="Strong_20_Emphasis">XML </text:span><text:span text:style-name="Strong_20_Emphasis"><text:span text:style-name="T2">ফাইল পার্স করা:</text:span></text:span></text:p>
          <text:p text:style-name="P11"><text:span text:style-name="Source_20_Text">saxParser.parse("example.xml", handler);</text:span></text:p>
          <text:list>
            <text:list-item>
              <text:p text:style-name="P24"><text:span text:style-name="Source_20_Text">saxParser.parse("example.xml", handler)</text:span> পদ্ধতি XML ফাইলটি পার্স করে এবং <text:span text:style-name="Source_20_Text">handler</text:span> অবজেক্টে ডিফাইন্ড কলব্যাক মেথডগুলি চালায়।</text:p>
            </text:list-item>
          </text:list>
        </text:list-item>
        <text:list-item>
          <text:p text:style-name="P23"><text:span text:style-name="Strong_20_Emphasis">Exception Handling:</text:span></text:p>
          <text:p text:style-name="P10"><text:span text:style-name="Source_20_Text">catch (Exception e) {</text:span></text:p>
          <text:p text:style-name="P8"><text:span text:style-name="Source_20_Text"><text:s text:c="4"/>e.printStackTrace();</text:span></text:p>
          <text:p text:style-name="P9"><text:span text:style-name="Source_20_Text">}</text:span></text:p>
          <text:list>
            <text:list-item>
              <text:p text:style-name="P23">যদি কোনো সমস্যা ঘটে (যেমন XML ফাইল পাওয়া না গেলে), এক্সেপশন ক্যাচ করা হয় এবং এর স্ট্যাক ট্রেস প্রিন্ট করা হয়।</text:p>
            </text:list-item>
          </text:list>
        </text:list-item>
      </text:list>
      <text:h text:style-name="Heading_20_3" text:outline-level="3">সারাংশ:</text:h>
      <text:p text:style-name="Text_20_body">SAX পার্সিং একটি ইভেন্ট-ভিত্তিক পদ্ধতি যা XML ডকুমেন্ট স্ট্রিমিংভাবে পড়ে। এটি মেমোরি-এফিশিয়েন্ট এবং বড় XML ডকুমেন্ট পার্স করার জন্য উপযোগী, তবে XML ডেটা পরিবর্তন করা সম্ভব নয়। SAX পার্সিংয়ের মাধ্যমে আপনি XML ডকুমেন্টের বিভিন্ন অংশের উপর নিয়ন্ত্রণ রাখতে পারেন এবং প্রতি ইভেন্টে নির্ধারিত মেথডগুলো ব্যবহার করে ডেটা প্রক্রিয়া করতে পারেন।</text:p>
      <text:p text:style-name="Standard"/>
      <text:p text:style-name="Text_20_body"><text:span text:style-name="T3">StAX (Streaming API for XML)</text:span> পার্সিং একটি XML পার্সিং পদ্ধতি যা স্ট্রিমিং ভিত্তিক এবং মেমরি-এফিশিয়েন্ট। StAX ব্যবহার করে আপনি XML ডকুমেন্টটি একটি স্ট্রিমের মতো একে একে পড়তে পারেন এবং এতে প্রয়োজনীয় তথ্য সংগ্রহ করতে পারেন। এটি SAX এর মতো ইভেন্ট-বেসড, কিন্তু এর প্রক্রিয়া অনেক বেশি নিয়ন্ত্রণযোগ্য এবং ডেটার উপর আরও বেশি সরাসরি কাজ করতে দেয়।</text:p>
      <text:h text:style-name="Heading_20_3" text:outline-level="3">StAX Parsing এর মূল বৈশিষ্ট্য</text:h>
      <text:list text:style-name="L6">
        <text:list-item>
          <text:p text:style-name="P25"><text:span text:style-name="Strong_20_Emphasis">স্ট্রিমিং পদ্ধতি:</text:span> StAX একটি স্ট্রিমিং পদ্ধতি ব্যবহার করে XML ডকুমেন্ট পড়ে। এটি একে একে XML ডকুমেন্টের বিভিন্ন অংশ পড়ে, এবং মেমরিতে শুধুমাত্র বর্তমান স্ট্রিমের অংশটাই থাকে।</text:p>
        </text:list-item>
        <text:list-item>
          <text:p text:style-name="P25"><text:span text:style-name="Strong_20_Emphasis">পুলিং এবং পুশিং মোড:</text:span> StAX দুটি মোডে কাজ করে:</text:p>
          <text:list>
            <text:list-item>
              <text:p text:style-name="P26"><text:soft-page-break/><text:span text:style-name="Strong_20_Emphasis">পুলিং (Pull) মোড:</text:span> আপনি XML স্ট্রিম থেকে তথ্যগুলি নিজে "পুল" করেন, অর্থাৎ আপনি প্রোগ্রাম কন্ট্রোলের অধীনে থাকেন।</text:p>
            </text:list-item>
            <text:list-item>
              <text:p text:style-name="P26"><text:span text:style-name="Strong_20_Emphasis">পুশিং (Push) মোড:</text:span> XML স্ট্রিম থেকে তথ্যগুলি স্বয়ংক্রিয়ভাবে "পুশ" করা হয়, এটি সাধারণত SAX স্টাইলের মতো।</text:p>
            </text:list-item>
          </text:list>
        </text:list-item>
        <text:list-item>
          <text:p text:style-name="P25"><text:span text:style-name="Strong_20_Emphasis">মেমরি-এফিশিয়েন্ট:</text:span> StAX কেবলমাত্র বর্তমান XML অংশটি মেমরিতে রাখে, ফলে বড় XML ডকুমেন্ট পার্স করার সময় এটি কম মেমরি ব্যবহার করে।</text:p>
        </text:list-item>
        <text:list-item>
          <text:p text:style-name="P25"><text:span text:style-name="Strong_20_Emphasis">ডেটা মডিফিকেশন:</text:span> StAX সাধারণত শুধুমাত্র ডেটা পড়ার জন্য ব্যবহৃত হয়। তবে আপনি কাস্টম কোডের মাধ্যমে XML ডকুমেন্টের তথ্য প্রক্রিয়া করতে পারেন।</text:p>
        </text:list-item>
      </text:list>
      <text:h text:style-name="Heading_20_3" text:outline-level="3">StAX Parsing উদাহরণ</text:h>
      <text:p text:style-name="Text_20_body">নিচে একটি StAX পার্সিং উদাহরণ দেওয়া হয়েছে যা XML ডকুমেন্ট থেকে তথ্য পড়ে এবং কনসোলে প্রিন্ট করে।</text:p>
      <text:p text:style-name="Text_20_body"><text:span text:style-name="Strong_20_Emphasis">XML ডকুমেন্ট (example.xml):</text:span></text:p>
      <text:p text:style-name="P1"><text:span text:style-name="Source_20_Text">&lt;?xml version="1.0"?&gt;</text:span></text:p>
      <text:p text:style-name="P2"><text:span text:style-name="Source_20_Text">&lt;employees&gt;</text:span></text:p>
      <text:p text:style-name="P2"><text:span text:style-name="Source_20_Text"><text:s text:c="4"/>&lt;employee id="1"&gt;</text:span></text:p>
      <text:p text:style-name="P2"><text:span text:style-name="Source_20_Text"><text:s text:c="8"/>&lt;name&gt;John Doe&lt;/name&gt;</text:span></text:p>
      <text:p text:style-name="P2"><text:span text:style-name="Source_20_Text"><text:s text:c="8"/>&lt;age&gt;30&lt;/age&gt;</text:span></text:p>
      <text:p text:style-name="P2"><text:span text:style-name="Source_20_Text"><text:s text:c="8"/>&lt;position&gt;Developer&lt;/position&gt;</text:span></text:p>
      <text:p text:style-name="P2"><text:span text:style-name="Source_20_Text"><text:s text:c="4"/>&lt;/employee&gt;</text:span></text:p>
      <text:p text:style-name="P2"><text:span text:style-name="Source_20_Text"><text:s text:c="4"/>&lt;employee id="2"&gt;</text:span></text:p>
      <text:p text:style-name="P2"><text:span text:style-name="Source_20_Text"><text:s text:c="8"/>&lt;name&gt;Jane Smith&lt;/name&gt;</text:span></text:p>
      <text:p text:style-name="P2"><text:span text:style-name="Source_20_Text"><text:s text:c="8"/>&lt;age&gt;25&lt;/age&gt;</text:span></text:p>
      <text:p text:style-name="P2"><text:span text:style-name="Source_20_Text"><text:s text:c="8"/>&lt;position&gt;Designer&lt;/position&gt;</text:span></text:p>
      <text:p text:style-name="P2"><text:span text:style-name="Source_20_Text"><text:s text:c="4"/>&lt;/employee&gt;</text:span></text:p>
      <text:p text:style-name="P3"><text:span text:style-name="Source_20_Text">&lt;/employees&gt;</text:span></text:p>
      <text:p text:style-name="Text_20_body"><text:span text:style-name="Strong_20_Emphasis">StAX Parsing কোড:</text:span></text:p>
      <text:p text:style-name="P1"><text:span text:style-name="Source_20_Text">import javax.xml.stream.XMLOutputFactory;</text:span></text:p>
      <text:p text:style-name="P2"><text:span text:style-name="Source_20_Text">import javax.xml.stream.XMLStreamException;</text:span></text:p>
      <text:p text:style-name="P2"><text:span text:style-name="Source_20_Text">import javax.xml.stream.XMLStreamReader;</text:span></text:p>
      <text:p text:style-name="P2"><text:span text:style-name="Source_20_Text">import javax.xml.stream.XMLStreamWriter;</text:span></text:p>
      <text:p text:style-name="P2"><text:span text:style-name="Source_20_Text">import javax.xml.stream.XMLInputFactory;</text:span></text:p>
      <text:p text:style-name="P2"><text:span text:style-name="Source_20_Text">import javax.xml.stream.XMLStreamConstants;</text:span></text:p>
      <text:p text:style-name="P2"><text:span text:style-name="Source_20_Text">import java.io.FileInputStream;</text:span></text:p>
      <text:p text:style-name="P2"/>
      <text:p text:style-name="P2"><text:span text:style-name="Source_20_Text">public class StAXParserExample {</text:span></text:p>
      <text:p text:style-name="P2"><text:span text:style-name="Source_20_Text"><text:s text:c="4"/>public static void main(String[] args) {</text:span></text:p>
      <text:p text:style-name="P2"><text:span text:style-name="Source_20_Text"><text:s text:c="8"/>try {</text:span></text:p>
      <text:p text:style-name="P2"><text:span text:style-name="Source_20_Text"><text:s text:c="12"/>// XMLInputFactory অবজেক্ট তৈরি করা</text:span></text:p>
      <text:p text:style-name="P2"><text:span text:style-name="Source_20_Text"><text:s text:c="12"/>XMLInputFactory factory = XMLInputFactory.newInstance();</text:span></text:p>
      <text:p text:style-name="P2"><text:span text:style-name="Source_20_Text"><text:s text:c="12"/></text:span></text:p>
      <text:p text:style-name="P2"><text:span text:style-name="Source_20_Text"><text:s text:c="12"/>// XMLStreamReader অবজেক্ট তৈরি করা</text:span></text:p>
      <text:p text:style-name="P2"><text:span text:style-name="Source_20_Text"><text:s text:c="12"/>XMLStreamReader reader = factory.createXMLStreamReader(new FileInputStream("example.xml"));</text:span></text:p>
      <text:p text:style-name="P2"><text:span text:style-name="Source_20_Text"><text:s text:c="12"/></text:span></text:p>
      <text:p text:style-name="P2"><text:span text:style-name="Source_20_Text"><text:s text:c="12"/>// XML ডকুমেন্ট পার্সিং</text:span></text:p>
      <text:p text:style-name="P2"><text:span text:style-name="Source_20_Text"><text:s text:c="12"/>while (reader.hasNext()) {</text:span></text:p>
      <text:p text:style-name="P2"><text:span text:style-name="Source_20_Text"><text:s text:c="16"/>int event = reader.next();</text:span></text:p>
      <text:p text:style-name="P2"><text:span text:style-name="Source_20_Text"><text:s text:c="16"/></text:span></text:p>
      <text:p text:style-name="P2"><text:span text:style-name="Source_20_Text"><text:s text:c="16"/>switch (event) {</text:span></text:p>
      <text:p text:style-name="P2"><text:span text:style-name="Source_20_Text"><text:s text:c="20"/>case XMLStreamConstants.START_ELEMENT:</text:span></text:p>
      <text:p text:style-name="P2"><text:span text:style-name="Source_20_Text"><text:s text:c="24"/>if (reader.getLocalName().equals("employee")) {</text:span></text:p>
      <text:p text:style-name="P2"><text:span text:style-name="Source_20_Text"><text:s text:c="28"/>System.out.println("Start Element: employee");</text:span></text:p>
      <text:p text:style-name="P2"><text:span text:style-name="Source_20_Text"><text:s text:c="28"/>System.out.println("Employee ID: " + reader.getAttributeValue(null, "id"));</text:span></text:p>
      <text:p text:style-name="P2"><text:span text:style-name="Source_20_Text"><text:s text:c="24"/>}</text:span></text:p>
      <text:p text:style-name="P2"><text:span text:style-name="Source_20_Text"><text:s text:c="24"/>break;</text:span></text:p>
      <text:p text:style-name="P2"><text:span text:style-name="Source_20_Text"><text:s text:c="24"/></text:span></text:p>
      <text:p text:style-name="P2"><text:soft-page-break/><text:span text:style-name="Source_20_Text"><text:s text:c="20"/>case XMLStreamConstants.CHARACTERS:</text:span></text:p>
      <text:p text:style-name="P2"><text:span text:style-name="Source_20_Text"><text:s text:c="24"/>String text = reader.getText().trim();</text:span></text:p>
      <text:p text:style-name="P2"><text:span text:style-name="Source_20_Text"><text:s text:c="24"/>if (!text.isEmpty()) {</text:span></text:p>
      <text:p text:style-name="P2"><text:span text:style-name="Source_20_Text"><text:s text:c="28"/>System.out.println("Content: " + text);</text:span></text:p>
      <text:p text:style-name="P2"><text:span text:style-name="Source_20_Text"><text:s text:c="24"/>}</text:span></text:p>
      <text:p text:style-name="P2"><text:span text:style-name="Source_20_Text"><text:s text:c="24"/>break;</text:span></text:p>
      <text:p text:style-name="P2"><text:span text:style-name="Source_20_Text"><text:s text:c="24"/></text:span></text:p>
      <text:p text:style-name="P2"><text:span text:style-name="Source_20_Text"><text:s text:c="20"/>case XMLStreamConstants.END_ELEMENT:</text:span></text:p>
      <text:p text:style-name="P2"><text:span text:style-name="Source_20_Text"><text:s text:c="24"/>if (reader.getLocalName().equals("employee")) {</text:span></text:p>
      <text:p text:style-name="P2"><text:span text:style-name="Source_20_Text"><text:s text:c="28"/>System.out.println("End Element: employee");</text:span></text:p>
      <text:p text:style-name="P2"><text:span text:style-name="Source_20_Text"><text:s text:c="24"/>}</text:span></text:p>
      <text:p text:style-name="P2"><text:span text:style-name="Source_20_Text"><text:s text:c="24"/>break;</text:span></text:p>
      <text:p text:style-name="P2"><text:span text:style-name="Source_20_Text"><text:s text:c="16"/>}</text:span></text:p>
      <text:p text:style-name="P2"><text:span text:style-name="Source_20_Text"><text:s text:c="12"/>}</text:span></text:p>
      <text:p text:style-name="P2"><text:span text:style-name="Source_20_Text"><text:s text:c="12"/>reader.close();</text:span></text:p>
      <text:p text:style-name="P2"><text:span text:style-name="Source_20_Text"><text:s text:c="8"/>} catch (XMLStreamException | java.io.IOException e) {</text:span></text:p>
      <text:p text:style-name="P2"><text:span text:style-name="Source_20_Text"><text:s text:c="12"/>e.printStackTrace();</text:span></text:p>
      <text:p text:style-name="P2"><text:span text:style-name="Source_20_Text"><text:s text:c="8"/>}</text:span></text:p>
      <text:p text:style-name="P2"><text:span text:style-name="Source_20_Text"><text:s text:c="4"/>}</text:span></text:p>
      <text:p text:style-name="P3"><text:span text:style-name="Source_20_Text">}</text:span></text:p>
      <text:h text:style-name="Heading_20_3" text:outline-level="3">কোডের অংশবিশেষ ব্যাখ্যা:</text:h>
      <text:list text:style-name="L7">
        <text:list-item>
          <text:p text:style-name="P27"><text:span text:style-name="Strong_20_Emphasis">Import Statements:</text:span></text:p>
          <text:p text:style-name="P15"><text:span text:style-name="Source_20_Text">import javax.xml.stream.XMLInputFactory;</text:span></text:p>
          <text:p text:style-name="P13"><text:span text:style-name="Source_20_Text">import javax.xml.stream.XMLStreamException;</text:span></text:p>
          <text:p text:style-name="P13"><text:span text:style-name="Source_20_Text">import javax.xml.stream.XMLStreamReader;</text:span></text:p>
          <text:p text:style-name="P13"><text:span text:style-name="Source_20_Text">import javax.xml.stream.XMLStreamConstants;</text:span></text:p>
          <text:p text:style-name="P14"><text:span text:style-name="Source_20_Text">import java.io.FileInputStream;</text:span></text:p>
          <text:list>
            <text:list-item>
              <text:p text:style-name="P28">StAX পার্সিং এবং XML স্ট্রিম রিডার এর জন্য প্রয়োজনীয় ক্লাসগুলো আমদানি করা হয়েছে।</text:p>
            </text:list-item>
          </text:list>
        </text:list-item>
        <text:list-item>
          <text:p text:style-name="P27"><text:span text:style-name="Strong_20_Emphasis">XMLInputFactory </text:span><text:span text:style-name="Strong_20_Emphasis"><text:span text:style-name="T2">এবং XMLStreamReader তৈরি:</text:span></text:span></text:p>
          <text:p text:style-name="P15"><text:span text:style-name="Source_20_Text">XMLInputFactory factory = XMLInputFactory.newInstance();</text:span></text:p>
          <text:p text:style-name="P14"><text:span text:style-name="Source_20_Text">XMLStreamReader reader = factory.createXMLStreamReader(new FileInputStream("example.xml"));</text:span></text:p>
          <text:list>
            <text:list-item>
              <text:p text:style-name="P28"><text:span text:style-name="Source_20_Text">XMLInputFactory</text:span> একটি ফ্যাক্টরি ক্লাস যা <text:span text:style-name="Source_20_Text">XMLStreamReader</text:span> তৈরি করার জন্য ব্যবহৃত হয়। <text:span text:style-name="Source_20_Text">XMLStreamReader</text:span> অবজেক্ট XML ডকুমেন্ট পড়তে ব্যবহৃত হয়।</text:p>
            </text:list-item>
          </text:list>
        </text:list-item>
        <text:list-item>
          <text:p text:style-name="P27"><text:span text:style-name="Strong_20_Emphasis">XML ডকুমেন্ট পার্সিং:</text:span></text:p>
          <text:p text:style-name="P15"><text:span text:style-name="Source_20_Text">while (reader.hasNext()) {</text:span></text:p>
          <text:p text:style-name="P13"><text:span text:style-name="Source_20_Text"><text:s text:c="4"/>int event = reader.next();</text:span></text:p>
          <text:p text:style-name="P13"><text:span text:style-name="Source_20_Text"><text:s text:c="4"/>switch (event) {</text:span></text:p>
          <text:p text:style-name="P13"><text:span text:style-name="Source_20_Text"><text:s text:c="8"/>case XMLStreamConstants.START_ELEMENT:</text:span></text:p>
          <text:p text:style-name="P13"><text:span text:style-name="Source_20_Text"><text:s text:c="12"/>// এলিমেন্টের শুরুতে কলব্যাক</text:span></text:p>
          <text:p text:style-name="P13"><text:span text:style-name="Source_20_Text"><text:s text:c="12"/>break;</text:span></text:p>
          <text:p text:style-name="P13"><text:span text:style-name="Source_20_Text"><text:s text:c="8"/>case XMLStreamConstants.CHARACTERS:</text:span></text:p>
          <text:p text:style-name="P13"><text:span text:style-name="Source_20_Text"><text:s text:c="12"/>// টেক্সট কন্টেন্টে কলব্যাক</text:span></text:p>
          <text:p text:style-name="P13"><text:span text:style-name="Source_20_Text"><text:s text:c="12"/>break;</text:span></text:p>
          <text:p text:style-name="P13"><text:span text:style-name="Source_20_Text"><text:s text:c="8"/>case XMLStreamConstants.END_ELEMENT:</text:span></text:p>
          <text:p text:style-name="P13"><text:span text:style-name="Source_20_Text"><text:s text:c="12"/>// এলিমেন্টের শেষে কলব্যাক</text:span></text:p>
          <text:p text:style-name="P13"><text:span text:style-name="Source_20_Text"><text:s text:c="12"/>break;</text:span></text:p>
          <text:p text:style-name="P13"><text:span text:style-name="Source_20_Text"><text:s text:c="4"/>}</text:span></text:p>
          <text:p text:style-name="P14"><text:span text:style-name="Source_20_Text">}</text:span></text:p>
          <text:list>
            <text:list-item>
              <text:p text:style-name="P28"><text:span text:style-name="Source_20_Text">while (reader.hasNext())</text:span> লুপ XML ডকুমেন্টের প্রতিটি অংশে চলে। <text:span text:style-name="Source_20_Text">reader.next()</text:span> পদ্ধতি পরবর্তী ইভেন্ট রিটার্ন করে (যেমন START_ELEMENT, CHARACTERS, END_ELEMENT)। এই ইভেন্টগুলির উপর ভিত্তি করে ডেটা পড়া হয় এবং প্রিন্ট করা হয়।</text:p>
            </text:list-item>
            <text:list-item>
              <text:p text:style-name="P28"/>
            </text:list-item>
          </text:list>
        </text:list-item>
        <text:list-item>
          <text:p text:style-name="P27"><text:soft-page-break/><text:span text:style-name="Strong_20_Emphasis">স্ট্রিম ক্লোজ করা:</text:span></text:p>
          <text:p text:style-name="P12"/>
          <text:p text:style-name="P16"><text:span text:style-name="Source_20_Text">reader.close();</text:span></text:p>
          <text:list>
            <text:list-item>
              <text:p text:style-name="P28">স্ট্রিম ব্যবহার শেষে ক্লোজ করা হয়।</text:p>
            </text:list-item>
          </text:list>
        </text:list-item>
        <text:list-item>
          <text:p text:style-name="P27"><text:span text:style-name="Strong_20_Emphasis">Exception Handling:</text:span></text:p>
          <text:p text:style-name="P15"><text:span text:style-name="Source_20_Text">catch (XMLStreamException | java.io.IOException e) {</text:span></text:p>
          <text:p text:style-name="P13"><text:span text:style-name="Source_20_Text"><text:s text:c="4"/>e.printStackTrace();</text:span></text:p>
          <text:p text:style-name="P14"><text:span text:style-name="Source_20_Text">}</text:span></text:p>
          <text:list>
            <text:list-item>
              <text:p text:style-name="P27">যদি কোনো সমস্যা ঘটে (যেমন XML ফাইল পাওয়া না গেলে), এক্সেপশন ক্যাচ করা হয় এবং এর স্ট্যাক ট্রেস প্রিন্ট করা হয়।</text:p>
            </text:list-item>
          </text:list>
        </text:list-item>
      </text:list>
      <text:h text:style-name="Heading_20_3" text:outline-level="3">সারাংশ:</text:h>
      <text:p text:style-name="Text_20_body">StAX পার্সিং একটি স্ট্রিমিং ভিত্তিক XML পার্সিং পদ্ধতি যা মেমরি-এফিশিয়েন্ট এবং বড় XML ডকুমেন্ট পার্স করার জন্য উপযুক্ত। এটি XML ডকুমেন্টকে একে একে পড়ে এবং ইভেন্ট-বেসড পদ্ধতি ব্যবহার করে তথ্য প্রক্রিয়া করে। StAX-এর পুলিং মোড ব্যবহারে আপনি XML ডেটার উপর পূর্ণ নিয়ন্ত্রণ রাখতে পারেন এবং একটি স্ট্রিমিং পদ্ধতির মাধ্যমে ডেটা পড়তে পারেন।</text:p>
      <text:p text:style-name="Text_20_body"><text:span text:style-name="T3"/></text:p>
      <text:p text:style-name="Text_20_body"><text:span text:style-name="T3">JAXB (Java Architecture for XML Binding) </text:span>ব্যবহার করে XML এবং Java অবজেক্টের মধ্যে কনভার্সন অনেক সহজ হয়ে যায়। JAXB একটি API যা XML ডেটাকে Java অবজেক্টে এবং Java অবজেক্টকে XML ডেটাতে রূপান্তর করতে সাহায্য করে।</text:p>
      <text:h text:style-name="Heading_20_3" text:outline-level="3">JAXB এর মূল বৈশিষ্ট্য</text:h>
      <text:list text:style-name="L8">
        <text:list-item>
          <text:p text:style-name="P29"><text:span text:style-name="Strong_20_Emphasis"><text:span text:style-name="T2">অ্যাম্বিগুয়াস কনভার্সন:</text:span></text:span> JAXB XML ডেটা এবং Java অবজেক্টের মধ্যে দ্বিদিশদ্বিত কনভার্সন সহজ করে দেয়, অর্থাৎ XML থেকে Java অবজেক্ট তৈরি করা এবং Java অবজেক্ট থেকে XML ডেটা তৈরি করা।</text:p>
        </text:list-item>
        <text:list-item>
          <text:p text:style-name="P29"><text:span text:style-name="Strong_20_Emphasis"><text:span text:style-name="T2">অ্যানোটেশন ব্যবহার</text:span></text:span><text:span text:style-name="Strong_20_Emphasis">:</text:span> JAXB XML ডেটার সাথে Java ক্লাসের সম্পর্ক নির্ধারণ করতে বিভিন্ন অ্যানোটেশন ব্যবহার করে। যেমন, <text:span text:style-name="Source_20_Text">@XmlRootElement</text:span>, <text:span text:style-name="Source_20_Text">@XmlElement</text:span>, <text:span text:style-name="Source_20_Text">@XmlAttribute</text:span>, ইত্যাদি।</text:p>
        </text:list-item>
        <text:list-item>
          <text:p text:style-name="P29"><text:span text:style-name="Strong_20_Emphasis">স্বয়ংক্রিয় ম্যাপিং:</text:span> JAXB ক্লাস এবং XML ডেটা স্ট্রাকচারের মধ্যে স্বয়ংক্রিয়ভাবে ম্যাপিং করে, যার ফলে ম্যানুয়াল কোড লেখার প্রয়োজন হয় না।</text:p>
        </text:list-item>
      </text:list>
      <text:h text:style-name="Heading_20_3" text:outline-level="3">JAXB এর ব্যবহার</text:h>
      <text:p text:style-name="Text_20_body"><text:span text:style-name="Strong_20_Emphasis">১. JAXB </text:span><text:span text:style-name="Strong_20_Emphasis"><text:span text:style-name="T2">অ্যানোটেশন:</text:span></text:span></text:p>
      <text:list text:style-name="L9">
        <text:list-item>
          <text:p text:style-name="P31"><text:span text:style-name="Source_20_Text">@XmlRootElement</text:span>: XML ডকুমেন্টের রুট এলিমেন্ট চিহ্নিত করতে ব্যবহৃত হয়।</text:p>
        </text:list-item>
        <text:list-item>
          <text:p text:style-name="P31"><text:span text:style-name="Source_20_Text">@XmlElement</text:span>: একটি XML এলিমেন্টের সাথে Java ফিল্ড বা মেথড ম্যাপ করতে ব্যবহৃত হয়।</text:p>
        </text:list-item>
        <text:list-item>
          <text:p text:style-name="P30"><text:span text:style-name="Source_20_Text">@XmlAttribute</text:span>: XML অ্যাট্রিবিউটের সাথে Java ফিল্ড ম্যাপ করতে ব্যবহৃত হয়।</text:p>
        </text:list-item>
      </text:list>
      <text:p text:style-name="Text_20_body"><text:span text:style-name="Strong_20_Emphasis">২. JAXB কোড উদাহরণ:</text:span></text:p>
      <text:p text:style-name="Text_20_body"><text:span text:style-name="Strong_20_Emphasis">XML ডকুমেন্ট (employee.xml):</text:span></text:p>
      <text:p text:style-name="P1"><text:span text:style-name="Source_20_Text">&lt;?xml version="1.0"?&gt;</text:span></text:p>
      <text:p text:style-name="P2"><text:span text:style-name="Source_20_Text">&lt;employee id="1"&gt;</text:span></text:p>
      <text:p text:style-name="P2"><text:span text:style-name="Source_20_Text"><text:s text:c="4"/>&lt;name&gt;John Doe&lt;/name&gt;</text:span></text:p>
      <text:p text:style-name="P2"><text:soft-page-break/><text:span text:style-name="Source_20_Text"><text:s text:c="4"/>&lt;age&gt;30&lt;/age&gt;</text:span></text:p>
      <text:p text:style-name="P2"><text:span text:style-name="Source_20_Text"><text:s text:c="4"/>&lt;position&gt;Developer&lt;/position&gt;</text:span></text:p>
      <text:p text:style-name="P3"><text:span text:style-name="Source_20_Text">&lt;/employee&gt;</text:span></text:p>
      <text:p text:style-name="Text_20_body"><text:span text:style-name="Strong_20_Emphasis">Java ক্লাস:</text:span></text:p>
      <text:p text:style-name="P1"><text:span text:style-name="Source_20_Text">import javax.xml.bind.JAXBContext;</text:span></text:p>
      <text:p text:style-name="P2"><text:span text:style-name="Source_20_Text">import javax.xml.bind.JAXBException;</text:span></text:p>
      <text:p text:style-name="P2"><text:span text:style-name="Source_20_Text">import javax.xml.bind.Marshaller;</text:span></text:p>
      <text:p text:style-name="P2"><text:span text:style-name="Source_20_Text">import javax.xml.bind.Unmarshaller;</text:span></text:p>
      <text:p text:style-name="P2"><text:span text:style-name="Source_20_Text">import javax.xml.bind.annotation.XmlAttribute;</text:span></text:p>
      <text:p text:style-name="P2"><text:span text:style-name="Source_20_Text">import javax.xml.bind.annotation.XmlElement;</text:span></text:p>
      <text:p text:style-name="P2"><text:span text:style-name="Source_20_Text">import javax.xml.bind.annotation.XmlRootElement;</text:span></text:p>
      <text:p text:style-name="P2"><text:span text:style-name="Source_20_Text">import java.io.StringReader;</text:span></text:p>
      <text:p text:style-name="P2"><text:span text:style-name="Source_20_Text">import java.io.StringWriter;</text:span></text:p>
      <text:p text:style-name="P2"/>
      <text:p text:style-name="P2"><text:span text:style-name="Source_20_Text">// XML রুট এলিমেন্টের সাথে মেলানো Java ক্লাস</text:span></text:p>
      <text:p text:style-name="P2"><text:span text:style-name="Source_20_Text">@XmlRootElement(name = "employee")</text:span></text:p>
      <text:p text:style-name="P2"><text:span text:style-name="Source_20_Text">public class Employee {</text:span></text:p>
      <text:p text:style-name="P2"><text:span text:style-name="Source_20_Text"><text:s text:c="4"/>private int id;</text:span></text:p>
      <text:p text:style-name="P2"><text:span text:style-name="Source_20_Text"><text:s text:c="4"/>private String name;</text:span></text:p>
      <text:p text:style-name="P2"><text:span text:style-name="Source_20_Text"><text:s text:c="4"/>private int age;</text:span></text:p>
      <text:p text:style-name="P2"><text:span text:style-name="Source_20_Text"><text:s text:c="4"/>private String position;</text:span></text:p>
      <text:p text:style-name="P2"/>
      <text:p text:style-name="P2"><text:span text:style-name="Source_20_Text"><text:s text:c="4"/>@XmlAttribute</text:span></text:p>
      <text:p text:style-name="P2"><text:span text:style-name="Source_20_Text"><text:s text:c="4"/>public int getId() {</text:span></text:p>
      <text:p text:style-name="P2"><text:span text:style-name="Source_20_Text"><text:s text:c="8"/>return id;</text:span></text:p>
      <text:p text:style-name="P2"><text:span text:style-name="Source_20_Text"><text:s text:c="4"/>}</text:span></text:p>
      <text:p text:style-name="P2"/>
      <text:p text:style-name="P2"><text:span text:style-name="Source_20_Text"><text:s text:c="4"/>public void setId(int id) {</text:span></text:p>
      <text:p text:style-name="P2"><text:span text:style-name="Source_20_Text"><text:s text:c="8"/>this.id = id;</text:span></text:p>
      <text:p text:style-name="P2"><text:span text:style-name="Source_20_Text"><text:s text:c="4"/>}</text:span></text:p>
      <text:p text:style-name="P2"/>
      <text:p text:style-name="P2"><text:span text:style-name="Source_20_Text"><text:s text:c="4"/>@XmlElement</text:span></text:p>
      <text:p text:style-name="P2"><text:span text:style-name="Source_20_Text"><text:s text:c="4"/>public String getName() {</text:span></text:p>
      <text:p text:style-name="P2"><text:span text:style-name="Source_20_Text"><text:s text:c="8"/>return name;</text:span></text:p>
      <text:p text:style-name="P2"><text:span text:style-name="Source_20_Text"><text:s text:c="4"/>}</text:span></text:p>
      <text:p text:style-name="P2"/>
      <text:p text:style-name="P2"><text:span text:style-name="Source_20_Text"><text:s text:c="4"/>public void setName(String name) {</text:span></text:p>
      <text:p text:style-name="P2"><text:span text:style-name="Source_20_Text"><text:s text:c="8"/>this.name = name;</text:span></text:p>
      <text:p text:style-name="P2"><text:span text:style-name="Source_20_Text"><text:s text:c="4"/>}</text:span></text:p>
      <text:p text:style-name="P2"/>
      <text:p text:style-name="P2"><text:span text:style-name="Source_20_Text"><text:s text:c="4"/>@XmlElement</text:span></text:p>
      <text:p text:style-name="P2"><text:span text:style-name="Source_20_Text"><text:s text:c="4"/>public int getAge() {</text:span></text:p>
      <text:p text:style-name="P2"><text:span text:style-name="Source_20_Text"><text:s text:c="8"/>return age;</text:span></text:p>
      <text:p text:style-name="P2"><text:span text:style-name="Source_20_Text"><text:s text:c="4"/>}</text:span></text:p>
      <text:p text:style-name="P2"/>
      <text:p text:style-name="P2"><text:span text:style-name="Source_20_Text"><text:s text:c="4"/>public void setAge(int age) {</text:span></text:p>
      <text:p text:style-name="P2"><text:span text:style-name="Source_20_Text"><text:s text:c="8"/>this.age = age;</text:span></text:p>
      <text:p text:style-name="P2"><text:span text:style-name="Source_20_Text"><text:s text:c="4"/>}</text:span></text:p>
      <text:p text:style-name="P2"/>
      <text:p text:style-name="P2"><text:span text:style-name="Source_20_Text"><text:s text:c="4"/>@XmlElement</text:span></text:p>
      <text:p text:style-name="P2"><text:span text:style-name="Source_20_Text"><text:s text:c="4"/>public String getPosition() {</text:span></text:p>
      <text:p text:style-name="P2"><text:span text:style-name="Source_20_Text"><text:s text:c="8"/>return position;</text:span></text:p>
      <text:p text:style-name="P2"><text:span text:style-name="Source_20_Text"><text:s text:c="4"/>}</text:span></text:p>
      <text:p text:style-name="P2"/>
      <text:p text:style-name="P2"><text:span text:style-name="Source_20_Text"><text:s text:c="4"/>public void setPosition(String position) {</text:span></text:p>
      <text:p text:style-name="P2"><text:span text:style-name="Source_20_Text"><text:s text:c="8"/>this.position = position;</text:span></text:p>
      <text:p text:style-name="P2"><text:span text:style-name="Source_20_Text"><text:s text:c="4"/>}</text:span></text:p>
      <text:p text:style-name="P2"><text:span text:style-name="Source_20_Text">}</text:span></text:p>
      <text:p text:style-name="P2"><text:span text:style-name="Source_20_Text"/></text:p>
      <text:p text:style-name="P2"/>
      <text:p text:style-name="P2">//……………………………………………………………………………………………………………………………………………………………………………..</text:p>
      <text:p text:style-name="P17">//……………………………………………………………………………………………………………………………………………………………………………..</text:p>
      <text:p text:style-name="P17"/>
      <text:p text:style-name="P2"><text:span text:style-name="Source_20_Text">// JAXB ব্যবহার করে পার্সিং এবং মাৰ্শালিং</text:span></text:p>
      <text:p text:style-name="P2"><text:span text:style-name="Source_20_Text">public class JAXBExample {</text:span></text:p>
      <text:p text:style-name="P2"><text:span text:style-name="Source_20_Text"><text:s text:c="4"/>public static void main(String[] args) {</text:span></text:p>
      <text:p text:style-name="P2"><text:span text:style-name="Source_20_Text"><text:s text:c="8"/>try {</text:span></text:p>
      <text:p text:style-name="P2"><text:span text:style-name="Source_20_Text"><text:s text:c="12"/>// JAXBContext তৈরি</text:span></text:p>
      <text:p text:style-name="P2"><text:soft-page-break/><text:span text:style-name="Source_20_Text"><text:s text:c="12"/>JAXBContext context = JAXBContext.newInstance(Employee.class);</text:span></text:p>
      <text:p text:style-name="P2"/>
      <text:p text:style-name="P2"><text:span text:style-name="Source_20_Text"><text:s text:c="12"/>// Unmarshaller তৈরি</text:span></text:p>
      <text:p text:style-name="P2"><text:span text:style-name="Source_20_Text"><text:s text:c="12"/>Unmarshaller unmarshaller = context.createUnmarshaller();</text:span></text:p>
      <text:p text:style-name="P2"><text:span text:style-name="Source_20_Text"><text:s text:c="12"/>String xml = "&lt;employee id=\"1\"&gt;&lt;name&gt;John Doe&lt;/name&gt;&lt;age&gt;30&lt;/age&gt;&lt;position&gt;Developer&lt;/position&gt;&lt;/employee&gt;";</text:span></text:p>
      <text:p text:style-name="P2"/>
      <text:p text:style-name="P2"><text:span text:style-name="Source_20_Text"><text:s text:c="12"/>// XML থেকে Java অবজেক্টে কনভার্সন</text:span></text:p>
      <text:p text:style-name="P2"><text:span text:style-name="Source_20_Text"><text:s text:c="12"/>Employee employee = (Employee) unmarshaller.unmarshal(new StringReader(xml));</text:span></text:p>
      <text:p text:style-name="P2"><text:span text:style-name="Source_20_Text"><text:s text:c="12"/>System.out.println("Employee ID: " + employee.getId());</text:span></text:p>
      <text:p text:style-name="P2"><text:span text:style-name="Source_20_Text"><text:s text:c="12"/>System.out.println("Name: " + employee.getName());</text:span></text:p>
      <text:p text:style-name="P2"><text:span text:style-name="Source_20_Text"><text:s text:c="12"/>System.out.println("Age: " + employee.getAge());</text:span></text:p>
      <text:p text:style-name="P2"><text:span text:style-name="Source_20_Text"><text:s text:c="12"/>System.out.println("Position: " + employee.getPosition());</text:span></text:p>
      <text:p text:style-name="P2"/>
      <text:p text:style-name="P2"><text:span text:style-name="Source_20_Text"><text:s text:c="12"/>// Marshaller তৈরি</text:span></text:p>
      <text:p text:style-name="P2"><text:span text:style-name="Source_20_Text"><text:s text:c="12"/>Marshaller marshaller = context.createMarshaller();</text:span></text:p>
      <text:p text:style-name="P2"><text:span text:style-name="Source_20_Text"><text:s text:c="12"/>marshaller.setProperty(Marshaller.JAXB_FORMATTED_OUTPUT, true);</text:span></text:p>
      <text:p text:style-name="P2"/>
      <text:p text:style-name="P2"><text:span text:style-name="Source_20_Text"><text:s text:c="12"/>// Java অবজেক্ট থেকে XML তে কনভার্সন</text:span></text:p>
      <text:p text:style-name="P2"><text:span text:style-name="Source_20_Text"><text:s text:c="12"/>StringWriter writer = new StringWriter();</text:span></text:p>
      <text:p text:style-name="P2"><text:span text:style-name="Source_20_Text"><text:s text:c="12"/>marshaller.marshal(employee, writer);</text:span></text:p>
      <text:p text:style-name="P2"><text:span text:style-name="Source_20_Text"><text:s text:c="12"/>System.out.println("XML Output:\n" + writer.toString());</text:span></text:p>
      <text:p text:style-name="P2"><text:span text:style-name="Source_20_Text"><text:s text:c="8"/>} catch (JAXBException e) {</text:span></text:p>
      <text:p text:style-name="P2"><text:span text:style-name="Source_20_Text"><text:s text:c="12"/>e.printStackTrace();</text:span></text:p>
      <text:p text:style-name="P2"><text:span text:style-name="Source_20_Text"><text:s text:c="8"/>}</text:span></text:p>
      <text:p text:style-name="P2"><text:span text:style-name="Source_20_Text"><text:s text:c="4"/>}</text:span></text:p>
      <text:p text:style-name="P3"><text:span text:style-name="Source_20_Text">}</text:span></text:p>
      <text:p text:style-name="Text_20_body"><text:span text:style-name="Strong_20_Emphasis">ব্যাখ্যা:</text:span></text:p>
      <text:list text:style-name="L10">
        <text:list-item>
          <text:p text:style-name="P32"><text:span text:style-name="Strong_20_Emphasis">Java ক্লাস:</text:span></text:p>
          <text:list>
            <text:list-item>
              <text:p text:style-name="P33"><text:span text:style-name="Source_20_Text">Employee</text:span> ক্লাসের সাথে XML ডকুমেন্টের স্ট্রাকচার ম্যাচ করার জন্য JAXB অ্যানোটেশন ব্যবহার করা হয়েছে। <text:span text:style-name="Source_20_Text">@XmlRootElement</text:span>, <text:span text:style-name="Source_20_Text">@XmlElement</text:span>, এবং <text:span text:style-name="Source_20_Text">@XmlAttribute</text:span> ব্যবহার করে XML এলিমেন্ট এবং অ্যাট্রিবিউটগুলি Java ফিল্ড এবং মেথডের সাথে যুক্ত করা হয়েছে।</text:p>
            </text:list-item>
          </text:list>
        </text:list-item>
        <text:list-item>
          <text:p text:style-name="P32"><text:span text:style-name="Strong_20_Emphasis">JAXBContext, Unmarshaller এবং Marshaller:</text:span></text:p>
          <text:list>
            <text:list-item>
              <text:p text:style-name="P33"><text:span text:style-name="Source_20_Text">JAXBContext</text:span> একটি কনটেক্সট অবজেক্ট যা JAXB পার্সিং পরিচালনা করে।</text:p>
            </text:list-item>
            <text:list-item>
              <text:p text:style-name="P33"><text:span text:style-name="Source_20_Text">Unmarshaller</text:span> XML ডেটা থেকে Java অবজেক্ট তৈরি করতে ব্যবহৃত হয়।</text:p>
            </text:list-item>
            <text:list-item>
              <text:p text:style-name="P33"><text:span text:style-name="Source_20_Text">Marshaller</text:span> Java অবজেক্টকে XML ডেটাতে রূপান্তর করতে ব্যবহৃত হয়।</text:p>
            </text:list-item>
          </text:list>
        </text:list-item>
        <text:list-item>
          <text:p text:style-name="P32"><text:span text:style-name="Strong_20_Emphasis">পার্সিং এবং মাৰ্শালিং:</text:span></text:p>
          <text:list>
            <text:list-item>
              <text:p text:style-name="P32">XML স্ট্রিং থেকে Java অবজেক্ট তৈরি করা হয়েছে এবং Java অবজেক্ট থেকে XML স্ট্রিং তৈরি করা হয়েছে।</text:p>
            </text:list-item>
          </text:list>
        </text:list-item>
      </text:list>
      <text:h text:style-name="Heading_20_3" text:outline-level="3">সারাংশ:</text:h>
      <text:p text:style-name="Text_20_body">JAXB XML এবং Java অবজেক্টের মধ্যে কনভার্সন প্রক্রিয়া সহজ করে দেয়। এটি অ্যানোটেশন ব্যবহার করে XML ডকুমেন্ট এবং Java ক্লাসের মধ্যে একটি স্বয়ংক্রিয় ম্যাপিং প্রক্রিয়া প্রদান করে, যার ফলে কোড লেখা সহজ হয় এবং XML ডেটার সাথে কাজ করা আরও সুবিধাজনক হয়।</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484in" fo:margin-bottom="0.1945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1:43:09.930990105</meta:creation-date>
    <meta:generator>LibreOffice/24.2.5.2$Linux_X86_64 LibreOffice_project/420$Build-2</meta:generator>
    <dc:date>2024-09-12T02:29:10.135685423</dc:date>
    <meta:editing-duration>PT45M54S</meta:editing-duration>
    <meta:editing-cycles>13</meta:editing-cycles>
    <meta:document-statistic meta:table-count="0" meta:image-count="0" meta:object-count="0" meta:page-count="11" meta:paragraph-count="441" meta:word-count="2427" meta:character-count="18606" meta:non-whitespace-character-count="14150"/>
  </office:meta>
</office:document-meta>
</file>